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66cm" fo:min-width="1.407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16cm" fo:min-width="1.855cm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fo:min-height="0.639cm" draw:shadow="hidden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516cm" fo:min-width="1.8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7cm" svg:height="1.016cm" svg:x="10.269cm" svg:y="1.889cm">
          <draw:text-box>
            <text:p>2001</text:p>
          </draw:text-box>
        </draw:frame>
        <draw:g>
          <draw:g>
            <draw:custom-shape draw:style-name="gr4" draw:text-style-name="P2" draw:layer="layout" svg:width="2.405cm" svg:height="2.816cm" svg:x="5.572cm" svg:y="4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5.445cm" svg:y="7.223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5.097cm" svg:y="4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14.97cm" svg:y="7.223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0.335cm" svg:y="4.026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2.667cm" svg:height="0.889cm" svg:x="10.208cm" svg:y="7.223cm">
              <draw:text-box>
                <text:p text:style-name="P4"><text:span text:style-name="T1">text</text:span></text:p>
              </draw:text-box>
            </draw:frame>
          </draw:g>
        </draw:g>
        <draw:g>
          <draw:g>
            <draw:custom-shape draw:style-name="gr6" draw:text-style-name="P2" draw:layer="layout" svg:width="2.405cm" svg:height="2.816cm" svg:x="7.731cm" svg:y="9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2.667cm" svg:height="0.889cm" svg:x="7.604cm" svg:y="12.748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6" draw:text-style-name="P2" draw:layer="layout" svg:width="2.405cm" svg:height="2.816cm" svg:x="12.557cm" svg:y="9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" draw:layer="layout" svg:width="2.667cm" svg:height="0.889cm" svg:x="12.43cm" svg:y="12.748cm">
              <draw:text-box>
                <text:p text:style-name="P4"><text:span text:style-name="T1">text</text:span></text:p>
              </draw:text-box>
            </draw:frame>
          </draw:g>
        </draw:g>
        <draw:g>
          <draw:g>
            <draw:custom-shape draw:style-name="gr4" draw:text-style-name="P2" draw:layer="layout" svg:width="2.405cm" svg:height="2.816cm" svg:x="5.572cm" svg:y="15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5.445cm" svg:y="18.272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5.097cm" svg:y="15.0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5" draw:layer="layout" svg:width="2.667cm" svg:height="0.889cm" svg:x="14.97cm" svg:y="18.272cm">
              <draw:text-box>
                <text:p text:style-name="P4"><text:span text:style-name="T1">text</text:span></text:p>
              </draw:text-box>
            </draw:frame>
          </draw:g>
          <draw:g>
            <draw:custom-shape draw:style-name="gr4" draw:text-style-name="P2" draw:layer="layout" svg:width="2.405cm" svg:height="2.816cm" svg:x="10.335cm" svg:y="15.075cm">
              <text:p/>
              <draw:enhanced-geometry svg:viewBox="0 0 21600 21600" draw:type="rectangle" draw:enhanced-path="M 0 0 L 21600 0 21600 21600 0 21600 0 0 Z N"/>
            </draw:custom-shape>
            <draw:frame draw:style-name="gr5" draw:text-style-name="P5" draw:layer="layout" svg:width="2.667cm" svg:height="0.889cm" svg:x="10.208cm" svg:y="18.272cm">
              <draw:text-box>
                <text:p text:style-name="P4"><text:span text:style-name="T1">tex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1-24T17:30:28.033000000</meta:print-date>
    <dc:date>2021-01-24T17:44:13.321000000</dc:date>
    <meta:editing-duration>PT1H4M28S</meta:editing-duration>
    <meta:editing-cycles>3</meta:editing-cycles>
    <meta:generator>LibreOffice/6.4.4.2$Windows_X86_64 LibreOffice_project/3d775be2011f3886db32dfd395a6a6d1ca2630ff</meta:generator>
    <meta:document-statistic meta:object-count="30"/>
  </office:meta>
</office:document-meta>
</file>